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00df4" officeooo:paragraph-rsid="00000df4"/>
    </style:style>
    <style:style style:name="P2" style:family="paragraph" style:parent-style-name="Standard">
      <style:paragraph-properties style:line-height-at-least="0.335cm"/>
      <style:text-properties fo:color="#000000" loext:opacity="100%" style:font-name="Consolas" fo:font-size="7pt" fo:font-weight="normal" fo:background-color="transparent" style:font-size-asian="7pt" style:font-size-complex="7pt"/>
    </style:style>
    <style:style style:name="P3" style:family="paragraph" style:parent-style-name="Standard">
      <style:text-properties fo:color="#000000" loext:opacity="100%" fo:font-size="7pt" fo:background-color="transparent" style:font-size-asian="7pt" style:font-size-complex="7pt"/>
    </style:style>
    <style:style style:name="P4" style:family="paragraph" style:parent-style-name="Standard">
      <style:paragraph-properties style:line-height-at-least="0.335cm"/>
      <style:text-properties fo:color="#000000" loext:opacity="100%" fo:font-size="7pt" fo:background-color="transparent" style:font-size-asian="7pt" style:font-size-complex="7pt"/>
    </style:style>
    <style:style style:name="P5" style:family="paragraph" style:parent-style-name="Standard">
      <style:paragraph-properties style:line-height-at-least="0.335cm" fo:text-align="center" style:justify-single-word="false"/>
      <style:text-properties fo:color="#000000" loext:opacity="100%" style:font-name="Times New Roman" fo:font-size="12pt" fo:font-weight="normal" officeooo:rsid="00000df4" officeooo:paragraph-rsid="00000df4" fo:background-color="transparent" style:font-size-asian="10.5pt" style:font-size-complex="12pt"/>
    </style:style>
    <style:style style:name="P6" style:family="paragraph" style:parent-style-name="Standard">
      <style:paragraph-properties fo:margin-top="0cm" fo:margin-bottom="0.499cm" style:contextual-spacing="false" style:line-height-at-least="0.335cm"/>
      <style:text-properties fo:color="#000000" loext:opacity="100%" style:font-name="Consolas" fo:font-size="7pt" fo:font-weight="normal" fo:background-color="transparent" style:font-size-asian="7pt" style:font-size-complex="7pt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style:font-name="Consolas" fo:font-size="7pt" fo:font-weight="normal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Consolas" fo:font-size="7pt" fo:font-weight="normal"/>
    </style:style>
    <style:style style:name="T5" style:family="text">
      <style:text-properties fo:color="#ce9178" loext:opacity="100%"/>
    </style:style>
    <style:style style:name="T6" style:family="text">
      <style:text-properties fo:color="#ce9178" loext:opacity="100%" style:font-name="Consolas" fo:font-size="7pt" fo:font-weight="normal"/>
    </style:style>
    <style:style style:name="T7" style:family="text">
      <style:text-properties fo:color="#dcdcaa" loext:opacity="100%"/>
    </style:style>
    <style:style style:name="T8" style:family="text">
      <style:text-properties fo:color="#dcdcaa" loext:opacity="100%" style:font-name="Consolas" fo:font-size="7pt" fo:font-weight="normal"/>
    </style:style>
    <style:style style:name="T9" style:family="text">
      <style:text-properties fo:color="#9cdcfe" loext:opacity="100%"/>
    </style:style>
    <style:style style:name="T10" style:family="text">
      <style:text-properties fo:color="#9cdcfe" loext:opacity="100%" style:font-name="Consolas" fo:font-size="7pt" fo:font-weight="normal"/>
    </style:style>
    <style:style style:name="T11" style:family="text">
      <style:text-properties style:font-name="Consolas" fo:font-weight="normal"/>
    </style:style>
    <style:style style:name="T12" style:family="text">
      <style:text-properties style:font-name="Consolas" fo:font-size="7pt" fo:font-weight="normal"/>
    </style:style>
    <style:style style:name="T13" style:family="text">
      <style:text-properties fo:color="#b5cea8" loext:opacity="100%" style:font-name="Consolas" fo:font-size="7pt" fo:font-weight="normal"/>
    </style:style>
    <style:style style:name="T14" style:family="text">
      <style:text-properties fo:color="#6a9955" loext:opacity="100%" style:font-name="Consolas" fo:font-size="7pt" fo:font-weight="normal"/>
    </style:style>
    <style:style style:name="T15" style:family="text">
      <style:text-properties fo:color="#d7ba7d" loext:opacity="100%" style:font-name="Consolas" fo:font-size="7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M n°2</text:p>
      <text:p text:style-name="P2"/>
      <text:p text:style-name="P2">#include &lt;stdio.h&gt;</text:p>
      <text:p text:style-name="P2">#include &lt;stdlib.h&gt;</text:p>
      <text:p text:style-name="P2">#include &lt;stdbool.h&gt;</text:p>
      <text:p text:style-name="P2">#include &lt;string.h&gt;</text:p>
      <text:p text:style-name="P4"/>
      <text:p text:style-name="P2">//exo 20</text:p>
      <text:p text:style-name="P2">int spitsize(bool tab[],int size)</text:p>
      <text:p text:style-name="P2">{</text:p>
      <text:p text:style-name="P4">    <text:span text:style-name="T11">int nb=1;</text:span></text:p>
      <text:p text:style-name="P4">    <text:span text:style-name="T11">for (int i=0; i&lt;size; i+=1)</text:span></text:p>
      <text:p text:style-name="P4">    <text:span text:style-name="T11">{</text:span></text:p>
      <text:p text:style-name="P4">        <text:span text:style-name="T11">if (tab[i]==tab[0])</text:span></text:p>
      <text:p text:style-name="P4">        <text:span text:style-name="T11">{</text:span></text:p>
      <text:p text:style-name="P4">            <text:span text:style-name="T11">nb+=1;</text:span></text:p>
      <text:p text:style-name="P4">        <text:span text:style-name="T11">}</text:span></text:p>
      <text:p text:style-name="P4">        <text:span text:style-name="T11">else return nb;</text:span></text:p>
      <text:p text:style-name="P4">    <text:span text:style-name="T11">}</text:span></text:p>
      <text:p text:style-name="P2">}</text:p>
      <text:p text:style-name="P4"/>
      <text:p text:style-name="P2">//exo 21</text:p>
      <text:p text:style-name="P2">int lasttrue(bool tab[],int size)</text:p>
      <text:p text:style-name="P2">{</text:p>
      <text:p text:style-name="P4">    <text:span text:style-name="T11">int i=size-1;</text:span></text:p>
      <text:p text:style-name="P4">    <text:span text:style-name="T11">while (!tab[i] &amp;&amp; i&lt;0)</text:span></text:p>
      <text:p text:style-name="P4">    <text:span text:style-name="T11">{</text:span></text:p>
      <text:p text:style-name="P4">        <text:span text:style-name="T11">i-=1;</text:span></text:p>
      <text:p text:style-name="P4">    <text:span text:style-name="T11">} </text:span></text:p>
      <text:p text:style-name="P4">    <text:span text:style-name="T11">return i;</text:span></text:p>
      <text:p text:style-name="P2">}</text:p>
      <text:p text:style-name="P2">bool nul(bool tab[], int size)</text:p>
      <text:p text:style-name="P2">{</text:p>
      <text:p text:style-name="P4">    <text:span text:style-name="T11">int t=lasttrue(tab,size);</text:span></text:p>
      <text:p text:style-name="P4">    <text:span text:style-name="T11">int nbtrue=0;</text:span></text:p>
      <text:p text:style-name="P4">    <text:span text:style-name="T11">int nbfalse=0;</text:span></text:p>
      <text:p text:style-name="P4">    <text:span text:style-name="T11">for (int i=0;i&lt;t;i+=1)</text:span></text:p>
      <text:p text:style-name="P4">    <text:span text:style-name="T11">{</text:span></text:p>
      <text:p text:style-name="P4">        <text:span text:style-name="T11">if (tab[i]) nbtrue+=1;</text:span></text:p>
      <text:p text:style-name="P4">        <text:span text:style-name="T11">else nbfalse+=1;</text:span></text:p>
      <text:p text:style-name="P4">        <text:span text:style-name="T11">if (nbtrue&lt;nbfalse) return false;</text:span></text:p>
      <text:p text:style-name="P4">    <text:span text:style-name="T11">}</text:span></text:p>
      <text:p text:style-name="P4">    <text:span text:style-name="T11">return true;</text:span></text:p>
      <text:p text:style-name="P4"/>
      <text:p text:style-name="P2">}</text:p>
      <text:p text:style-name="P4"/>
      <text:p text:style-name="P2">//exo 22</text:p>
      <text:p text:style-name="P2">double modfloat(double a, double b)</text:p>
      <text:p text:style-name="P2">{</text:p>
      <text:p text:style-name="P4">    <text:span text:style-name="T11">if (a==0)</text:span></text:p>
      <text:p text:style-name="P4">    <text:span text:style-name="T11">{</text:span></text:p>
      <text:p text:style-name="P4">        <text:span text:style-name="T11">return a;</text:span></text:p>
      <text:p text:style-name="P4">    <text:span text:style-name="T11">}</text:span></text:p>
      <text:p text:style-name="P4">    <text:span text:style-name="T11">double t=-1.0;</text:span></text:p>
      <text:p text:style-name="P4">    <text:span text:style-name="T11">if (a*b&lt;0)</text:span></text:p>
      <text:p text:style-name="P4">    <text:span text:style-name="T11">{</text:span></text:p>
      <text:p text:style-name="P4">        <text:span text:style-name="T11">t=1.0;</text:span></text:p>
      <text:p text:style-name="P4">    <text:span text:style-name="T11">}</text:span></text:p>
      <text:p text:style-name="P4">    <text:span text:style-name="T11">if (a&gt;0)</text:span></text:p>
      <text:p text:style-name="P4">    <text:span text:style-name="T11">{</text:span></text:p>
      <text:p text:style-name="P4">        <text:span text:style-name="T11">while(a&gt;=abs(b))</text:span></text:p>
      <text:p text:style-name="P4">        <text:span text:style-name="T11">{</text:span></text:p>
      <text:p text:style-name="P4">            <text:span text:style-name="T11">a+=t*b;</text:span></text:p>
      <text:p text:style-name="P4">        <text:span text:style-name="T11">}</text:span></text:p>
      <text:p text:style-name="P4">    <text:span text:style-name="T11">}</text:span></text:p>
      <text:p text:style-name="P4">    <text:span text:style-name="T11">else</text:span></text:p>
      <text:p text:style-name="P4">    <text:span text:style-name="T11">{</text:span></text:p>
      <text:p text:style-name="P4">        <text:span text:style-name="T11">while(a&lt;=abs(b))</text:span></text:p>
      <text:p text:style-name="P4">        <text:span text:style-name="T11">{</text:span></text:p>
      <text:p text:style-name="P4">            <text:span text:style-name="T11">a-=t*b;</text:span></text:p>
      <text:p text:style-name="P4"><text:soft-page-break/>        <text:span text:style-name="T11">}</text:span></text:p>
      <text:p text:style-name="P4">    <text:span text:style-name="T11">}</text:span></text:p>
      <text:p text:style-name="P4">    <text:span text:style-name="T11">return a;</text:span></text:p>
      <text:p text:style-name="P4"/>
      <text:p text:style-name="P2">}</text:p>
      <text:p text:style-name="P4"/>
      <text:p text:style-name="P2">//exo 23</text:p>
      <text:p text:style-name="P2">int *minmax(int tab[], int size)</text:p>
      <text:p text:style-name="P2">{</text:p>
      <text:p text:style-name="P4">    <text:span text:style-name="T11">int min=tab[0];</text:span></text:p>
      <text:p text:style-name="P4">    <text:span text:style-name="T11">int max=min;</text:span></text:p>
      <text:p text:style-name="P4">    <text:span text:style-name="T11">for (int i=0; i&lt;size ; i+=1)</text:span></text:p>
      <text:p text:style-name="P4">    <text:span text:style-name="T11">{</text:span></text:p>
      <text:p text:style-name="P4">        <text:span text:style-name="T11">if (tab[i]&lt;min) min=tab[i];</text:span></text:p>
      <text:p text:style-name="P4">        <text:span text:style-name="T11">if (tab[i]&gt;max) max=tab[i];</text:span></text:p>
      <text:p text:style-name="P4">    <text:span text:style-name="T11">}</text:span></text:p>
      <text:p text:style-name="P4">    <text:span text:style-name="T11">int *m=malloc(2*sizeof(int));</text:span></text:p>
      <text:p text:style-name="P4">    <text:span text:style-name="T11">m[0]=min;</text:span></text:p>
      <text:p text:style-name="P4">    <text:span text:style-name="T11">m[1]=max;</text:span></text:p>
      <text:p text:style-name="P4">    <text:span text:style-name="T11">return m;</text:span></text:p>
      <text:p text:style-name="P2">}</text:p>
      <text:p text:style-name="P4"/>
      <text:p text:style-name="P2">//exo 24</text:p>
      <text:p text:style-name="P2">int medianemax(int tab[], int size)</text:p>
      <text:p text:style-name="P2">{</text:p>
      <text:p text:style-name="P4">    <text:span text:style-name="T11">int max=tab[0];</text:span></text:p>
      <text:p text:style-name="P4">    <text:span text:style-name="T11">int nbmax=1;</text:span></text:p>
      <text:p text:style-name="P4">    <text:span text:style-name="T11">int* maxtab=malloc(size*sizeof(int));</text:span></text:p>
      <text:p text:style-name="P4">    <text:span text:style-name="T11">maxtab[0]=0;</text:span></text:p>
      <text:p text:style-name="P4">    <text:span text:style-name="T11">for (int i=1;i&lt;size;i+=1)</text:span></text:p>
      <text:p text:style-name="P4">    <text:span text:style-name="T11">{</text:span></text:p>
      <text:p text:style-name="P4">        <text:span text:style-name="T11">if (tab[i]==max)</text:span></text:p>
      <text:p text:style-name="P4">        <text:span text:style-name="T11">{</text:span></text:p>
      <text:p text:style-name="P4">            <text:span text:style-name="T11">maxtab[nbmax]=i;</text:span></text:p>
      <text:p text:style-name="P4">            <text:span text:style-name="T11">nbmax+=1;</text:span></text:p>
      <text:p text:style-name="P4">        <text:span text:style-name="T11">}</text:span></text:p>
      <text:p text:style-name="P4">        <text:span text:style-name="T11">if (tab[i]&gt;max)</text:span></text:p>
      <text:p text:style-name="P4">        <text:span text:style-name="T11">{</text:span></text:p>
      <text:p text:style-name="P4">            <text:span text:style-name="T11">max=tab[i];</text:span></text:p>
      <text:p text:style-name="P4">            <text:span text:style-name="T11">nbmax=1;</text:span></text:p>
      <text:p text:style-name="P4">            <text:span text:style-name="T11">maxtab[0]=i;</text:span></text:p>
      <text:p text:style-name="P4">        <text:span text:style-name="T11">}</text:span></text:p>
      <text:p text:style-name="P4">    <text:span text:style-name="T11">}</text:span></text:p>
      <text:p text:style-name="P4">    <text:span text:style-name="T11">return maxtab[((nbmax+1)/2)-1];</text:span></text:p>
      <text:p text:style-name="P4"/>
      <text:p text:style-name="P2">}</text:p>
      <text:p text:style-name="P4"/>
      <text:p text:style-name="P2">//exo 25</text:p>
      <text:p text:style-name="P2">double* derive(double tab[],int size)</text:p>
      <text:p text:style-name="P2">{</text:p>
      <text:p text:style-name="P4">    <text:span text:style-name="T11">double* d=malloc(size*sizeof(double));</text:span></text:p>
      <text:p text:style-name="P4">    <text:span text:style-name="T11">for (int i=0;i&lt;size-1;i+=1)</text:span></text:p>
      <text:p text:style-name="P4">    <text:span text:style-name="T11">{</text:span></text:p>
      <text:p text:style-name="P4">        <text:span text:style-name="T11">d[i]=tab[i+1]*(i+1);</text:span></text:p>
      <text:p text:style-name="P4">    <text:span text:style-name="T11">}</text:span></text:p>
      <text:p text:style-name="P4">    <text:span text:style-name="T11">d[size-1]=0;</text:span></text:p>
      <text:p text:style-name="P4">    <text:span text:style-name="T11">return d;</text:span></text:p>
      <text:p text:style-name="P2">}</text:p>
      <text:p text:style-name="P4"/>
      <text:p text:style-name="P2">//exo 26</text:p>
      <text:p text:style-name="P2">double* multpol(double tab1[], double tab2[], int size1, int size2)</text:p>
      <text:p text:style-name="P2">{</text:p>
      <text:p text:style-name="P4">    <text:span text:style-name="T11">int poldeg=(size1-1)+(size2-1);</text:span></text:p>
      <text:p text:style-name="P4">    <text:span text:style-name="T11">double* m=malloc((poldeg+1)*sizeof(double));</text:span></text:p>
      <text:p text:style-name="P4">    <text:span text:style-name="T11">for (int i=0;i&lt;=poldeg;i+=1)</text:span></text:p>
      <text:p text:style-name="P4">    <text:span text:style-name="T11">{</text:span></text:p>
      <text:p text:style-name="P4">        <text:span text:style-name="T11">m[i]=0;</text:span></text:p>
      <text:p text:style-name="P4">    <text:span text:style-name="T11">}</text:span></text:p>
      <text:p text:style-name="P4">    <text:span text:style-name="T11">for (int i=0;i&lt;size1;i+=1)</text:span></text:p>
      <text:p text:style-name="P4">    <text:span text:style-name="T11">{</text:span></text:p>
      <text:p text:style-name="P4"><text:soft-page-break/>        <text:span text:style-name="T11">for (int ii=0;ii&lt;size2;ii+=1)</text:span></text:p>
      <text:p text:style-name="P4">        <text:span text:style-name="T11">{</text:span></text:p>
      <text:p text:style-name="P4">            <text:span text:style-name="T11">m[i+ii]+=tab1[i]*tab2[ii];</text:span></text:p>
      <text:p text:style-name="P4">        <text:span text:style-name="T11">}</text:span></text:p>
      <text:p text:style-name="P4">    <text:span text:style-name="T11">}</text:span></text:p>
      <text:p text:style-name="P4">    <text:span text:style-name="T11">return m;</text:span></text:p>
      <text:p text:style-name="P2">}</text:p>
      <text:p text:style-name="P4"/>
      <text:p text:style-name="P2">//exo 27</text:p>
      <text:p text:style-name="P2">bool in(int e, int tab[], int size)</text:p>
      <text:p text:style-name="P2">{</text:p>
      <text:p text:style-name="P4">    <text:span text:style-name="T11">for (int i=0;i&lt;size;i+=1)</text:span></text:p>
      <text:p text:style-name="P4">    <text:span text:style-name="T11">{</text:span></text:p>
      <text:p text:style-name="P4">        <text:span text:style-name="T11">if (e==tab[i])</text:span></text:p>
      <text:p text:style-name="P4">        <text:span text:style-name="T11">{</text:span></text:p>
      <text:p text:style-name="P4">            <text:span text:style-name="T11">return true;</text:span></text:p>
      <text:p text:style-name="P4">        <text:span text:style-name="T11">}</text:span></text:p>
      <text:p text:style-name="P4">    <text:span text:style-name="T11">}</text:span></text:p>
      <text:p text:style-name="P4">    <text:span text:style-name="T11">return false;</text:span></text:p>
      <text:p text:style-name="P2">}</text:p>
      <text:p text:style-name="P2">char* cesar(char string[], int a, int b)</text:p>
      <text:p text:style-name="P2">{</text:p>
      <text:p text:style-name="P4">    <text:span text:style-name="T11">//vérification de la bijectivité de l'encodage</text:span></text:p>
      <text:p text:style-name="P4">    <text:span text:style-name="T11">int results[26];</text:span></text:p>
      <text:p text:style-name="P4">    <text:span text:style-name="T11">for (int i=1; i&lt;=26; i+=1)</text:span></text:p>
      <text:p text:style-name="P4">    <text:span text:style-name="T11">{</text:span></text:p>
      <text:p text:style-name="P4">        <text:span text:style-name="T11">int code=(a*i+b)%26;</text:span></text:p>
      <text:p text:style-name="P4">        <text:span text:style-name="T11">if (code&lt;=0) code+=26;</text:span></text:p>
      <text:p text:style-name="P4">        <text:span text:style-name="T11">if(in(code,results,i-1))</text:span></text:p>
      <text:p text:style-name="P4">        <text:span text:style-name="T11">{</text:span></text:p>
      <text:p text:style-name="P4">            <text:span text:style-name="T11">//déclenche une erreur car renvoie le mauvais type</text:span></text:p>
      <text:p text:style-name="P4">            <text:span text:style-name="T11">return 1;</text:span></text:p>
      <text:p text:style-name="P4">        <text:span text:style-name="T11">}</text:span></text:p>
      <text:p text:style-name="P4">        <text:span text:style-name="T11">else results[i]=code;</text:span></text:p>
      <text:p text:style-name="P4">    <text:span text:style-name="T11">}</text:span></text:p>
      <text:p text:style-name="P4"/>
      <text:p text:style-name="P4">    <text:span text:style-name="T11">//encodage du message</text:span></text:p>
      <text:p text:style-name="P4">    <text:span text:style-name="T11">int l=(int)strlen(string);</text:span></text:p>
      <text:p text:style-name="P4">    <text:span text:style-name="T11">char* msg=malloc((l+1)*sizeof(char));</text:span></text:p>
      <text:p text:style-name="P4">    <text:span text:style-name="T11">for (int i=0;i&lt;=l;i+=1)</text:span></text:p>
      <text:p text:style-name="P4">    <text:span text:style-name="T11">{</text:span></text:p>
      <text:p text:style-name="P4">        <text:span text:style-name="T11">int c=(int)string[i];</text:span></text:p>
      <text:p text:style-name="P4">        <text:span text:style-name="T11">if((int)'a'&lt;=c &amp;&amp; c&lt;=(int)'z')</text:span></text:p>
      <text:p text:style-name="P4">        <text:span text:style-name="T11">{</text:span></text:p>
      <text:p text:style-name="P4">            <text:span text:style-name="T11">c-=(int)'a'-1;</text:span></text:p>
      <text:p text:style-name="P4">            <text:span text:style-name="T11">c=(a*c+b)%26;</text:span></text:p>
      <text:p text:style-name="P4">            <text:span text:style-name="T11">if (c&lt;=0)</text:span></text:p>
      <text:p text:style-name="P4">            <text:span text:style-name="T11">{</text:span></text:p>
      <text:p text:style-name="P4">                <text:span text:style-name="T11">c+=26;</text:span></text:p>
      <text:p text:style-name="P4">            <text:span text:style-name="T11">}</text:span></text:p>
      <text:p text:style-name="P4">            <text:span text:style-name="T11">c+=(int)'a'-1;</text:span></text:p>
      <text:p text:style-name="P4">        <text:span text:style-name="T11">}</text:span></text:p>
      <text:p text:style-name="P4"/>
      <text:p text:style-name="P4">        <text:span text:style-name="T11">if((int)'A'&lt;=c &amp;&amp; c&lt;=(int)'Z')</text:span></text:p>
      <text:p text:style-name="P4">        <text:span text:style-name="T11">{</text:span></text:p>
      <text:p text:style-name="P4">            <text:span text:style-name="T11">c-=(int)'A'-1;</text:span></text:p>
      <text:p text:style-name="P4">            <text:span text:style-name="T11">c=(a*c+b)%26;</text:span></text:p>
      <text:p text:style-name="P4">            <text:span text:style-name="T11">if (c&lt;=0)</text:span></text:p>
      <text:p text:style-name="P4">            <text:span text:style-name="T11">{</text:span></text:p>
      <text:p text:style-name="P4">                <text:span text:style-name="T11">c+=26;</text:span></text:p>
      <text:p text:style-name="P4">            <text:span text:style-name="T11">}</text:span></text:p>
      <text:p text:style-name="P4">            <text:span text:style-name="T11">c+=(int)'A'-1;</text:span></text:p>
      <text:p text:style-name="P4">        <text:span text:style-name="T11">}</text:span></text:p>
      <text:p text:style-name="P4">        <text:span text:style-name="T11">msg[i]=(char)c;</text:span></text:p>
      <text:p text:style-name="P4">    <text:span text:style-name="T11">}</text:span></text:p>
      <text:p text:style-name="P4">    <text:span text:style-name="T11">return msg;</text:span></text:p>
      <text:p text:style-name="P2">}</text:p>
      <text:p text:style-name="P4"/>
      <text:p text:style-name="P2">//exo 28</text:p>
      <text:p text:style-name="P2">char* auguste(int nb)</text:p>
      <text:p text:style-name="P2"><text:soft-page-break/>{</text:p>
      <text:p text:style-name="P4">    <text:span text:style-name="T11">if (!(0&lt;=nb &amp;&amp; nb&lt;=3999)) return 1; //déclenche une erreur car renvoie le mauvais type</text:span></text:p>
      <text:p text:style-name="P4">    <text:span text:style-name="T11">char* nbrom=malloc(16*sizeof(char));</text:span></text:p>
      <text:p text:style-name="P4">    <text:span text:style-name="T11">int i=0;</text:span></text:p>
      <text:p text:style-name="P4">    <text:span text:style-name="T11">while (nb&gt;=1000)</text:span></text:p>
      <text:p text:style-name="P4">    <text:span text:style-name="T11">{</text:span></text:p>
      <text:p text:style-name="P4">        <text:span text:style-name="T11">nb-=1000;</text:span></text:p>
      <text:p text:style-name="P4">        <text:span text:style-name="T11">nbrom[i]='M';</text:span></text:p>
      <text:p text:style-name="P4">        <text:span text:style-name="T11">i+=1;</text:span></text:p>
      <text:p text:style-name="P4">    <text:span text:style-name="T11">}</text:span></text:p>
      <text:p text:style-name="P4">    <text:span text:style-name="T11">if (nb&gt;=500) </text:span></text:p>
      <text:p text:style-name="P4">    <text:span text:style-name="T11">{</text:span></text:p>
      <text:p text:style-name="P4">        <text:span text:style-name="T11">nb-=500;</text:span></text:p>
      <text:p text:style-name="P4">        <text:span text:style-name="T11">nbrom[i]='D';</text:span></text:p>
      <text:p text:style-name="P4">        <text:span text:style-name="T11">i+=1;</text:span></text:p>
      <text:p text:style-name="P4">    <text:span text:style-name="T11">}</text:span></text:p>
      <text:p text:style-name="P4">    <text:span text:style-name="T11">if (nb&gt;=400)</text:span></text:p>
      <text:p text:style-name="P4">    <text:span text:style-name="T11">{</text:span></text:p>
      <text:p text:style-name="P4">        <text:span text:style-name="T11">nb-=400;</text:span></text:p>
      <text:p text:style-name="P4">        <text:span text:style-name="T11">nbrom[i]='C';</text:span></text:p>
      <text:p text:style-name="P4">        <text:span text:style-name="T11">nbrom[i+1]='D';</text:span></text:p>
      <text:p text:style-name="P4">        <text:span text:style-name="T11">i+=2;</text:span></text:p>
      <text:p text:style-name="P4">    <text:span text:style-name="T11">}</text:span></text:p>
      <text:p text:style-name="P4">    <text:span text:style-name="T11">while (nb&gt;=100)</text:span></text:p>
      <text:p text:style-name="P4">    <text:span text:style-name="T11">{</text:span></text:p>
      <text:p text:style-name="P4">        <text:span text:style-name="T11">nb-=100;</text:span></text:p>
      <text:p text:style-name="P4">        <text:span text:style-name="T11">nbrom[i]='C';</text:span></text:p>
      <text:p text:style-name="P4">        <text:span text:style-name="T11">i+=1;</text:span></text:p>
      <text:p text:style-name="P4">    <text:span text:style-name="T11">}</text:span></text:p>
      <text:p text:style-name="P4">    <text:span text:style-name="T11">if (nb&gt;=50)</text:span></text:p>
      <text:p text:style-name="P4">    <text:span text:style-name="T11">{</text:span></text:p>
      <text:p text:style-name="P4">        <text:span text:style-name="T11">nb-=50;</text:span></text:p>
      <text:p text:style-name="P4">        <text:span text:style-name="T11">nbrom[i]='L';</text:span></text:p>
      <text:p text:style-name="P4">        <text:span text:style-name="T11">i+=1;</text:span></text:p>
      <text:p text:style-name="P4">    <text:span text:style-name="T11">}</text:span></text:p>
      <text:p text:style-name="P4">    <text:span text:style-name="T11">if (nb&gt;=40)</text:span></text:p>
      <text:p text:style-name="P4">    <text:span text:style-name="T11">{</text:span></text:p>
      <text:p text:style-name="P4">        <text:span text:style-name="T11">nb-=40;</text:span></text:p>
      <text:p text:style-name="P4">        <text:span text:style-name="T11">nbrom[i]='X';</text:span></text:p>
      <text:p text:style-name="P4">        <text:span text:style-name="T11">nbrom[i+1]='L';</text:span></text:p>
      <text:p text:style-name="P4">        <text:span text:style-name="T11">i+=2;</text:span></text:p>
      <text:p text:style-name="P4">    <text:span text:style-name="T11">}</text:span></text:p>
      <text:p text:style-name="P4">    <text:span text:style-name="T11">while (nb&gt;=10)</text:span></text:p>
      <text:p text:style-name="P4">    <text:span text:style-name="T11">{</text:span></text:p>
      <text:p text:style-name="P4">        <text:span text:style-name="T11">nb-=10;</text:span></text:p>
      <text:p text:style-name="P4">        <text:span text:style-name="T11">nbrom[i]='X';</text:span></text:p>
      <text:p text:style-name="P4">        <text:span text:style-name="T11">i+=1;</text:span></text:p>
      <text:p text:style-name="P4">    <text:span text:style-name="T11">}</text:span></text:p>
      <text:p text:style-name="P4">    <text:span text:style-name="T11">if (nb&gt;=5)</text:span></text:p>
      <text:p text:style-name="P4">    <text:span text:style-name="T11">{</text:span></text:p>
      <text:p text:style-name="P4">        <text:span text:style-name="T11">nb-=5;</text:span></text:p>
      <text:p text:style-name="P4">        <text:span text:style-name="T11">nbrom[i]='V';</text:span></text:p>
      <text:p text:style-name="P4">        <text:span text:style-name="T11">i+=1;</text:span></text:p>
      <text:p text:style-name="P4">    <text:span text:style-name="T11">}</text:span></text:p>
      <text:p text:style-name="P4">    <text:span text:style-name="T11">if (nb&gt;=4)</text:span></text:p>
      <text:p text:style-name="P4">    <text:span text:style-name="T11">{</text:span></text:p>
      <text:p text:style-name="P4">        <text:span text:style-name="T11">nb-=4;</text:span></text:p>
      <text:p text:style-name="P4">        <text:span text:style-name="T11">nbrom[i]='I';</text:span></text:p>
      <text:p text:style-name="P4">        <text:span text:style-name="T11">nbrom[i+1]='V';</text:span></text:p>
      <text:p text:style-name="P4">        <text:span text:style-name="T11">i+=2;</text:span></text:p>
      <text:p text:style-name="P4">    <text:span text:style-name="T11">}</text:span></text:p>
      <text:p text:style-name="P4">    <text:span text:style-name="T11">while (nb&gt;=1)</text:span></text:p>
      <text:p text:style-name="P4">    <text:span text:style-name="T11">{</text:span></text:p>
      <text:p text:style-name="P4">        <text:span text:style-name="T11">nb-=1;</text:span></text:p>
      <text:p text:style-name="P4">        <text:span text:style-name="T11">nbrom[i]='I';</text:span></text:p>
      <text:p text:style-name="P4">        <text:span text:style-name="T11">i+=1;</text:span></text:p>
      <text:p text:style-name="P4">    <text:span text:style-name="T11">}</text:span></text:p>
      <text:p text:style-name="P4">    <text:span text:style-name="T11">nbrom[i]='\0';</text:span></text:p>
      <text:p text:style-name="P4">    <text:span text:style-name="T11">return nbrom;</text:span></text:p>
      <text:p text:style-name="P2">}</text:p>
      <text:p text:style-name="P4"><text:soft-page-break/></text:p>
      <text:p text:style-name="P2">//exo 29</text:p>
      <text:p text:style-name="P2">int* ecart(int tab[], int size)</text:p>
      <text:p text:style-name="P2">{</text:p>
      <text:p text:style-name="P4">    <text:span text:style-name="T11">int* elements=malloc(size*sizeof(int));</text:span></text:p>
      <text:p text:style-name="P4">    <text:span text:style-name="T11">int* occurences=malloc(size*sizeof(int));</text:span></text:p>
      <text:p text:style-name="P4">    <text:span text:style-name="T11">occurences[0]=1;</text:span></text:p>
      <text:p text:style-name="P4">    <text:span text:style-name="T11">elements[0]=tab[0];</text:span></text:p>
      <text:p text:style-name="P4">    <text:span text:style-name="T11">int nbe=0;</text:span></text:p>
      <text:p text:style-name="P4">    <text:span text:style-name="T11">for (int i=1;i&lt;size;i+=1)</text:span></text:p>
      <text:p text:style-name="P4">    <text:span text:style-name="T11">{</text:span></text:p>
      <text:p text:style-name="P4">        <text:span text:style-name="T11">bool test=false;</text:span></text:p>
      <text:p text:style-name="P4">        <text:span text:style-name="T11">for(int j=0;j&lt;=nbe;j+=1)</text:span></text:p>
      <text:p text:style-name="P4">        <text:span text:style-name="T11">{</text:span></text:p>
      <text:p text:style-name="P4">            <text:span text:style-name="T11">if (tab[i]==elements[j])</text:span></text:p>
      <text:p text:style-name="P4">            <text:span text:style-name="T11">{</text:span></text:p>
      <text:p text:style-name="P4">                <text:span text:style-name="T11">occurences[j]+=1;</text:span></text:p>
      <text:p text:style-name="P4">                <text:span text:style-name="T11">test=true;</text:span></text:p>
      <text:p text:style-name="P4">                <text:span text:style-name="T11">break;</text:span></text:p>
      <text:p text:style-name="P4">            <text:span text:style-name="T11">}</text:span></text:p>
      <text:p text:style-name="P4">        <text:span text:style-name="T11">}</text:span></text:p>
      <text:p text:style-name="P4">        <text:span text:style-name="T11">if (!test)</text:span></text:p>
      <text:p text:style-name="P4">        <text:span text:style-name="T11">{</text:span></text:p>
      <text:p text:style-name="P4">            <text:span text:style-name="T11">nbe+=1;</text:span></text:p>
      <text:p text:style-name="P4">            <text:span text:style-name="T11">elements[nbe]=tab[i];</text:span></text:p>
      <text:p text:style-name="P4">            <text:span text:style-name="T11">occurences[nbe]=1;</text:span></text:p>
      <text:p text:style-name="P4">        <text:span text:style-name="T11">}</text:span></text:p>
      <text:p text:style-name="P4">    <text:span text:style-name="T11">}</text:span></text:p>
      <text:p text:style-name="P4"/>
      <text:p text:style-name="P4">    <text:span text:style-name="T11">int* rep=malloc(2*sizeof(int));</text:span></text:p>
      <text:p text:style-name="P4">    <text:span text:style-name="T11">int min=occurences[0];</text:span></text:p>
      <text:p text:style-name="P4">    <text:span text:style-name="T11">int imin1=0;</text:span></text:p>
      <text:p text:style-name="P4">    <text:span text:style-name="T11">for (int i=1;i&lt;=nbe;i+=1)</text:span></text:p>
      <text:p text:style-name="P4">    <text:span text:style-name="T11">{</text:span></text:p>
      <text:p text:style-name="P4">        <text:span text:style-name="T11">if (occurences[i]&lt;min)</text:span></text:p>
      <text:p text:style-name="P4">        <text:span text:style-name="T11">{</text:span></text:p>
      <text:p text:style-name="P4">            <text:span text:style-name="T11">min=occurences[i];</text:span></text:p>
      <text:p text:style-name="P4">            <text:span text:style-name="T11">imin1=i;</text:span></text:p>
      <text:p text:style-name="P4">        <text:span text:style-name="T11">}</text:span></text:p>
      <text:p text:style-name="P4">    <text:span text:style-name="T11">}</text:span></text:p>
      <text:p text:style-name="P4">    <text:span text:style-name="T11">if (min&gt;1) </text:span></text:p>
      <text:p text:style-name="P4">    <text:span text:style-name="T11">{</text:span></text:p>
      <text:p text:style-name="P4">        <text:span text:style-name="T11">rep[0]=elements[imin1];</text:span></text:p>
      <text:p text:style-name="P4">        <text:span text:style-name="T11">rep[1]=elements[imin1];</text:span></text:p>
      <text:p text:style-name="P4">    <text:span text:style-name="T11">}</text:span></text:p>
      <text:p text:style-name="P4">    <text:span text:style-name="T11">else</text:span></text:p>
      <text:p text:style-name="P4">    <text:span text:style-name="T11">{</text:span></text:p>
      <text:p text:style-name="P4">        <text:span text:style-name="T11">rep[0]=elements[imin1];</text:span></text:p>
      <text:p text:style-name="P4">        <text:span text:style-name="T11">min=size+1;</text:span></text:p>
      <text:p text:style-name="P4">        <text:span text:style-name="T11">int imin2;</text:span></text:p>
      <text:p text:style-name="P4">        <text:span text:style-name="T11">for (int i=0;i&lt;nbe;i+=1)</text:span></text:p>
      <text:p text:style-name="P4">        <text:span text:style-name="T11">{</text:span></text:p>
      <text:p text:style-name="P4">            <text:span text:style-name="T11">if (i!=imin1)</text:span></text:p>
      <text:p text:style-name="P4">            <text:span text:style-name="T11">{</text:span></text:p>
      <text:p text:style-name="P4">                <text:span text:style-name="T11">if (occurences[i]&lt;min)</text:span></text:p>
      <text:p text:style-name="P4">                <text:span text:style-name="T11">{</text:span></text:p>
      <text:p text:style-name="P4">                    <text:span text:style-name="T11">min=occurences[i];</text:span></text:p>
      <text:p text:style-name="P4">                    <text:span text:style-name="T11">imin2=i;</text:span></text:p>
      <text:p text:style-name="P4">                <text:span text:style-name="T11">}</text:span></text:p>
      <text:p text:style-name="P4">            <text:span text:style-name="T11">}</text:span></text:p>
      <text:p text:style-name="P4">        <text:span text:style-name="T11">}</text:span></text:p>
      <text:p text:style-name="P4">        <text:span text:style-name="T11">rep[1]=elements[imin2];</text:span></text:p>
      <text:p text:style-name="P4">    <text:span text:style-name="T11">}</text:span></text:p>
      <text:p text:style-name="P4">    <text:span text:style-name="T11">return rep;</text:span></text:p>
      <text:p text:style-name="P2">}</text:p>
      <text:p text:style-name="P4"/>
      <text:p text:style-name="P2">int main()</text:p>
      <text:p text:style-name="P2">{</text:p>
      <text:p text:style-name="P4">    <text:span text:style-name="T11">printf("\n[exo 20]\n");</text:span></text:p>
      <text:p text:style-name="P4">    <text:span text:style-name="T11">bool tab1[5]={true,true,false,false,true};</text:span></text:p>
      <text:p text:style-name="P4"><text:soft-page-break/>    <text:span text:style-name="T11">printf("nombre d'elements consecutifs identiques en partant du premier : %d \n",spitsize(tab1,5));</text:span></text:p>
      <text:p text:style-name="P4"/>
      <text:p text:style-name="P4">    <text:span text:style-name="T11">printf("\n[exo 21]\n");</text:span></text:p>
      <text:p text:style-name="P4">    <text:span text:style-name="T11">printf("il y a au moins autant de true que de false a chaque indice en partant du premier : %d\n",nul(tab1,5));</text:span></text:p>
      <text:p text:style-name="P4">    <text:span text:style-name="T11">tab1[1]=false;</text:span></text:p>
      <text:p text:style-name="P4">    <text:span text:style-name="T11">printf("il y a au moins autant de true que de false a chaque indice en partant du premier : %d\n",nul(tab1,5));</text:span></text:p>
      <text:p text:style-name="P4"/>
      <text:p text:style-name="P4">    <text:span text:style-name="T11">printf("\n[exo 22]\n");</text:span></text:p>
      <text:p text:style-name="P4">    <text:span text:style-name="T11">printf("2%%1.5=%f\n",modfloat(2.0,1.5));</text:span></text:p>
      <text:p text:style-name="P4">    <text:span text:style-name="T11">printf("2%%-1.5=%f\n",modfloat(2.0,-1.5));</text:span></text:p>
      <text:p text:style-name="P4"/>
      <text:p text:style-name="P4">    <text:span text:style-name="T11">printf("\n[exo 23]\n");</text:span></text:p>
      <text:p text:style-name="P4">    <text:span text:style-name="T11">int tab2[5]={3,2,8,7,12};</text:span></text:p>
      <text:p text:style-name="P4">    <text:span text:style-name="T11">int* m=minmax(tab2,5);</text:span></text:p>
      <text:p text:style-name="P4">    <text:span text:style-name="T11">printf("minimum : %d, maximum : %d\n",m[0],m[1]);</text:span></text:p>
      <text:p text:style-name="P4">    <text:span text:style-name="T11">free(m);</text:span></text:p>
      <text:p text:style-name="P4"/>
      <text:p text:style-name="P4">    <text:span text:style-name="T11">printf("\n[exo 24]\n");</text:span></text:p>
      <text:p text:style-name="P4">    <text:span text:style-name="T11">int tab3[5]={5,2,5,1,5};</text:span></text:p>
      <text:p text:style-name="P4">    <text:span text:style-name="T11">printf("indice median du maximum : %d \n",medianemax(tab3,5));</text:span></text:p>
      <text:p text:style-name="P4">    <text:span text:style-name="T11">tab3[1]=5;</text:span></text:p>
      <text:p text:style-name="P4">    <text:span text:style-name="T11">printf("indice median du maximum : %d \n",medianemax(tab3,5));</text:span></text:p>
      <text:p text:style-name="P4">    <text:span text:style-name="T11">tab3[0]=0;</text:span></text:p>
      <text:p text:style-name="P4">    <text:span text:style-name="T11">printf("indice median du maximum : %d \n",medianemax(tab3,5));</text:span></text:p>
      <text:p text:style-name="P4"/>
      <text:p text:style-name="P4">    <text:span text:style-name="T11">printf("\n[exo 25]\n");</text:span></text:p>
      <text:p text:style-name="P4">    <text:span text:style-name="T11">double polynome[3]={1,2,3};</text:span></text:p>
      <text:p text:style-name="P4">    <text:span text:style-name="T11">double* derivee=derive(polynome,3);</text:span></text:p>
      <text:p text:style-name="P4">    <text:span text:style-name="T11">printf("derivee : %f+%f*x+%f*x^2 \n",derivee[0],derivee[1],derivee[2]);</text:span></text:p>
      <text:p text:style-name="P4">    <text:span text:style-name="T11">free(derivee);</text:span></text:p>
      <text:p text:style-name="P4"/>
      <text:p text:style-name="P4">    <text:span text:style-name="T11">printf("\n[exo 26]\n");</text:span></text:p>
      <text:p text:style-name="P4">    <text:span text:style-name="T11">double* product=multpol(polynome,polynome,3,3);</text:span></text:p>
      <text:p text:style-name="P4">    <text:span text:style-name="T11">printf("produit : %f",product[0]);</text:span></text:p>
      <text:p text:style-name="P4">    <text:span text:style-name="T11">for (int i=1;i&lt;5;i+=1)</text:span></text:p>
      <text:p text:style-name="P4">    <text:span text:style-name="T11">{</text:span></text:p>
      <text:p text:style-name="P4">        <text:span text:style-name="T11">printf("+%f*x^%d",product[i],i);</text:span></text:p>
      <text:p text:style-name="P4">    <text:span text:style-name="T11">}</text:span></text:p>
      <text:p text:style-name="P4">    <text:span text:style-name="T11">printf("\n");</text:span></text:p>
      <text:p text:style-name="P4">    <text:span text:style-name="T11">free(product);</text:span></text:p>
      <text:p text:style-name="P4"/>
      <text:p text:style-name="P4">    <text:span text:style-name="T11">printf("\n[exo 27]\n");</text:span></text:p>
      <text:p text:style-name="P4">    <text:span text:style-name="T11">char msg[12]="Hello World";</text:span></text:p>
      <text:p text:style-name="P4">    <text:span text:style-name="T11">char* code=cesar(msg,1,5);</text:span></text:p>
      <text:p text:style-name="P4">    <text:span text:style-name="T11">printf("%s -&gt; %s \n",msg,code);</text:span></text:p>
      <text:p text:style-name="P4">    <text:span text:style-name="T11">printf("%s &lt;- %s \n",code,cesar(code,1,-5));</text:span></text:p>
      <text:p text:style-name="P4">    <text:span text:style-name="T11">free(code);</text:span></text:p>
      <text:p text:style-name="P4"/>
      <text:p text:style-name="P4">    <text:span text:style-name="T11">printf("\n[exo 28]\n");</text:span></text:p>
      <text:p text:style-name="P4">    <text:span text:style-name="T11">printf("18 : %s \n",auguste(18));</text:span></text:p>
      <text:p text:style-name="P4">    <text:span text:style-name="T11">printf("42 : %s \n",auguste(42));</text:span></text:p>
      <text:p text:style-name="P4"/>
      <text:p text:style-name="P4">    <text:span text:style-name="T11">printf("\n[exo 29]\n");</text:span></text:p>
      <text:p text:style-name="P4">    <text:span text:style-name="T11">int tab4[5]={1,1,1,2,2};</text:span></text:p>
      <text:p text:style-name="P4">    <text:span text:style-name="T11">int* e=ecart(tab4,5);</text:span></text:p>
      <text:p text:style-name="P4">    <text:span text:style-name="T11">printf("elements minimisant les occurences dans tab3 : %d,%d \n",e[0],e[1]);</text:span></text:p>
      <text:p text:style-name="P4">    <text:span text:style-name="T11">tab4[4]=1;</text:span></text:p>
      <text:p text:style-name="P4">    <text:span text:style-name="T11">e=ecart(tab4,5);</text:span></text:p>
      <text:p text:style-name="P4">    <text:span text:style-name="T11">printf("elements minimisant les occurences dans tab3 : %d,%d \n",e[0],e[1]);</text:span></text:p>
      <text:p text:style-name="P4">    <text:span text:style-name="T11">tab4[0]=0;</text:span></text:p>
      <text:p text:style-name="P4">    <text:span text:style-name="T11">e=ecart(tab4,5);</text:span></text:p>
      <text:p text:style-name="P4">    <text:span text:style-name="T11">printf("elements minimisant les occurences dans tab3 : %d,%d \n",e[0],e[1]);</text:span></text:p>
      <text:p text:style-name="P6"><text:line-break/></text:p>
      <text:p text:style-name="P4">    <text:span text:style-name="T11">return 0;</text:span></text:p>
      <text:p text:style-name="P2">}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0df4" officeooo:paragraph-rsid="00000df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CHRECK</text:p>
        <text:p text:style-name="MP1">Corentin</text:p>
        <text:p text:style-name="MP1">MP2I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04T13:56:28.500000000</meta:creation-date>
    <dc:date>2024-11-04T14:02:57.461000000</dc:date>
    <meta:editing-duration>PT6M30S</meta:editing-duration>
    <meta:editing-cycles>1</meta:editing-cycles>
    <meta:document-statistic meta:table-count="0" meta:image-count="0" meta:object-count="0" meta:page-count="6" meta:paragraph-count="391" meta:word-count="748" meta:character-count="7707" meta:non-whitespace-character-count="5209"/>
    <meta:generator>LibreOffice/7.1.0.3$Windows_X86_64 LibreOffice_project/f6099ecf3d29644b5008cc8f48f42f4a40986e4c</meta:generator>
  </office:meta>
</office:document-meta>
</file>